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6" table:formula="of:=SUM([.S3];[.M3];[.G3];[.Y3])" table:style-name="ce9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7"/>
          <table:table-cell office:value-type="float" office:value="1" table:formula="of:=SUM([.H4:.L4])" table:style-name="ce8">
            <text:p>1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2" table:formula="of:=SUM([.S4];[.M4];[.G4];[.Y4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7"/>
          <table:table-cell office:value-type="float" office:value="1" table:formula="of:=SUM([.H5:.L5])" table:style-name="ce8">
            <text:p>1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3" table:formula="of:=SUM([.S5];[.M5];[.G5];[.Y5])" table:style-name="ce9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table:style-name="ce7"/>
          <table:table-cell office:value-type="float" office:value="2" table:formula="of:=SUM([.H6:.L6])" table:style-name="ce8">
            <text:p>2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2" table:formula="of:=SUM([.S6];[.M6];[.G6];[.Y6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6.5" table:formula="of:=SUM([.S7];[.M7];[.G7];[.Y7])" table:style-name="ce9">
            <text:p>6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2" table:formula="of:=SUM([.H10:.L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5" table:formula="of:=SUM([.S10];[.M10];[.G10];[.Y10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5" table:formula="of:=SUM([.H3:.H10])" table:style-name="ce19">
            <text:p>5</text:p>
          </table:table-cell>
          <table:table-cell office:value-type="float" office:value="5" table:formula="of:=SUM([.I3:.I10])" table:style-name="ce19">
            <text:p>5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5" table:formula="of:=SUM([.K3:.K10])" table:style-name="ce19">
            <text:p>5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34" table:formula="of:=SUM([.M3:.M10])" table:style-name="ce4">
            <text:p>34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94.5" table:formula="of:=SUM([.Z3:.Z10])" table:style-name="ce21">
            <text:p>94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21T01:41:03Z</dc:date>
    <meta:editing-cycles>6</meta:editing-cycles>
    <meta:editing-duration>PT565S</meta:editing-duration>
  </office:meta>
</office:document-meta>
</file>